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17in" table:align="left"/>
    </style:style>
    <style:style style:name="Table1.A" style:family="table-column">
      <style:table-column-properties style:column-width="0.3764in"/>
    </style:style>
    <style:style style:name="Table1.B" style:family="table-column">
      <style:table-column-properties style:column-width="1.2465in"/>
    </style:style>
    <style:style style:name="Table1.C" style:family="table-column">
      <style:table-column-properties style:column-width="3.3965in"/>
    </style:style>
    <style:style style:name="Table1.D" style:family="table-column">
      <style:table-column-properties style:column-width="1.672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style:font-name="DejaVu Sans" fo:font-size="10pt" fo:language="fr" fo:country="FR" officeooo:paragraph-rsid="0048aae8" style:font-size-asian="10pt" style:font-size-complex="10pt"/>
    </style:style>
    <style:style style:name="P2" style:family="paragraph" style:parent-style-name="Heading_20_1">
      <style:text-properties style:font-name="DejaVu Sans" fo:font-size="10pt" fo:language="fr" fo:country="FR" fo:font-weight="normal" officeooo:rsid="001c5ec8" officeooo:paragraph-rsid="0048aae8" style:font-size-asian="10pt" style:font-weight-asian="normal" style:font-size-complex="10pt" style:font-weight-complex="normal"/>
    </style:style>
    <style:style style:name="P3" style:family="paragraph" style:parent-style-name="Heading_20_1">
      <style:text-properties style:font-name="DejaVu Sans" fo:font-size="10pt" fo:language="fr" fo:country="FR" fo:font-weight="bold" officeooo:rsid="001c5ec8" officeooo:paragraph-rsid="0048aae8" style:font-size-asian="10pt" style:font-weight-asian="bold" style:font-size-complex="10pt" style:font-weight-complex="bold"/>
    </style:style>
    <style:style style:name="P4" style:family="paragraph" style:parent-style-name="Text_20_body">
      <style:text-properties fo:font-size="12pt" fo:language="fr" fo:country="FR" fo:font-weight="normal" officeooo:rsid="002a390d" officeooo:paragraph-rsid="0048aae8" style:font-size-asian="12pt" style:font-weight-asian="normal" style:font-size-complex="12pt" style:font-weight-complex="normal"/>
    </style:style>
    <style:style style:name="P5" style:family="paragraph" style:parent-style-name="Text_20_body">
      <style:text-properties style:font-name="DejaVu Sans" fo:font-size="10pt" fo:language="fr" fo:country="FR" fo:font-weight="normal" officeooo:rsid="001c5ec8" officeooo:paragraph-rsid="0048aae8" style:font-size-asian="10pt" style:font-weight-asian="normal" style:font-size-complex="10pt" style:font-weight-complex="normal"/>
    </style:style>
    <style:style style:name="P6" style:family="paragraph" style:parent-style-name="Text_20_body">
      <style:text-properties officeooo:paragraph-rsid="0048aae8"/>
    </style:style>
    <style:style style:name="P7" style:family="paragraph" style:parent-style-name="Standard">
      <style:text-properties fo:font-size="8pt" fo:language="fr" fo:country="FR" officeooo:paragraph-rsid="0048aae8" style:font-size-asian="8pt" style:font-size-complex="8pt"/>
    </style:style>
    <style:style style:name="P8" style:family="paragraph" style:parent-style-name="Standard">
      <style:text-properties fo:font-size="8pt" fo:language="fr" fo:country="FR" officeooo:rsid="003acb46" officeooo:paragraph-rsid="003acb46" style:font-size-asian="8pt" style:font-size-complex="8pt"/>
    </style:style>
    <style:style style:name="P9" style:family="paragraph" style:parent-style-name="Standard">
      <style:text-properties fo:font-size="12pt" fo:language="fr" fo:country="FR" fo:font-weight="normal" officeooo:rsid="001c5ec8" officeooo:paragraph-rsid="0048aae8" style:font-size-asian="12pt" style:font-weight-asian="normal" style:font-size-complex="12pt" style:font-weight-complex="normal"/>
    </style:style>
    <style:style style:name="P10" style:family="paragraph" style:parent-style-name="Standard">
      <style:text-properties style:font-name="DejaVu Sans" fo:font-size="8pt" fo:language="fr" fo:country="FR" fo:font-weight="bold" officeooo:rsid="003acb46" officeooo:paragraph-rsid="004a0f66" style:font-size-asian="8pt" style:font-weight-asian="bold" style:font-size-complex="8pt" style:font-weight-complex="bold"/>
    </style:style>
    <style:style style:name="P11" style:family="paragraph" style:parent-style-name="Standard">
      <style:text-properties style:font-name="DejaVu Sans" fo:font-size="10pt" fo:language="fr" fo:country="FR" fo:font-weight="normal" officeooo:rsid="001c5ec8" officeooo:paragraph-rsid="0048aae8" style:font-size-asian="10pt" style:font-weight-asian="normal" style:font-size-complex="10pt" style:font-weight-complex="normal"/>
    </style:style>
    <style:style style:name="P12" style:family="paragraph" style:parent-style-name="Standard">
      <style:text-properties style:font-name="DejaVu Sans" fo:font-size="10pt" fo:language="fr" fo:country="FR" fo:font-weight="normal" officeooo:rsid="0040bf45" officeooo:paragraph-rsid="0048aae8" style:font-size-asian="10pt" style:font-weight-asian="normal" style:font-size-complex="10pt" style:font-weight-complex="normal"/>
    </style:style>
    <style:style style:name="P13" style:family="paragraph" style:parent-style-name="Standard">
      <style:text-properties style:font-name="DejaVu Sans" fo:font-size="10pt" fo:language="fr" fo:country="FR" fo:font-weight="normal" officeooo:rsid="0040bf45" officeooo:paragraph-rsid="004a0f66" style:font-size-asian="10pt" style:font-weight-asian="normal" style:font-size-complex="10pt" style:font-weight-complex="normal"/>
    </style:style>
    <style:style style:name="P14" style:family="paragraph" style:parent-style-name="Standard">
      <style:text-properties style:font-name="DejaVu Sans" fo:font-size="10pt" fo:language="fr" fo:country="FR" fo:font-weight="normal" officeooo:rsid="001f51e6" officeooo:paragraph-rsid="0048aae8" style:font-size-asian="10pt" style:font-weight-asian="normal" style:font-size-complex="10pt" style:font-weight-complex="normal"/>
    </style:style>
    <style:style style:name="P15" style:family="paragraph" style:parent-style-name="Standard">
      <style:text-properties style:font-name="DejaVu Sans" fo:font-size="10pt" fo:language="fr" fo:country="FR" fo:font-weight="normal" officeooo:rsid="0022292b" officeooo:paragraph-rsid="0048aae8" style:font-size-asian="10pt" style:font-weight-asian="normal" style:font-size-complex="10pt" style:font-weight-complex="normal"/>
    </style:style>
    <style:style style:name="P16" style:family="paragraph" style:parent-style-name="Standard">
      <style:text-properties style:font-name="DejaVu Sans" fo:font-size="10pt" fo:language="fr" fo:country="FR" fo:font-weight="normal" officeooo:rsid="0017f487" officeooo:paragraph-rsid="00162d7b" style:font-size-asian="10pt" style:font-weight-asian="normal" style:font-size-complex="10pt" style:font-weight-complex="normal"/>
    </style:style>
    <style:style style:name="P17" style:family="paragraph" style:parent-style-name="Standard">
      <style:text-properties style:font-name="DejaVu Sans" fo:font-size="10pt" fo:language="fr" fo:country="FR" fo:font-weight="bold" officeooo:rsid="001c5ec8" officeooo:paragraph-rsid="000f5b46" style:font-size-asian="10pt" style:font-weight-asian="bold" style:font-size-complex="10pt" style:font-weight-complex="bold"/>
    </style:style>
    <style:style style:name="P18" style:family="paragraph" style:parent-style-name="Standard">
      <style:text-properties style:font-name="DejaVu Sans" fo:font-size="10pt" fo:language="fr" fo:country="FR" fo:font-weight="bold" officeooo:rsid="00284dcf" officeooo:paragraph-rsid="0048aae8" style:font-size-asian="10pt" style:font-weight-asian="bold" style:font-size-complex="10pt" style:font-weight-complex="bold"/>
    </style:style>
    <style:style style:name="P19" style:family="paragraph" style:parent-style-name="Standard">
      <style:text-properties style:font-name="DejaVu Sans" fo:font-size="10pt" fo:language="fr" fo:country="FR" officeooo:rsid="002b7970" officeooo:paragraph-rsid="002b7970" style:font-size-asian="10pt" style:font-size-complex="10pt"/>
    </style:style>
    <style:style style:name="P20" style:family="paragraph" style:parent-style-name="Standard">
      <style:text-properties style:font-name="DejaVu Sans" fo:font-size="10pt" fo:language="fr" fo:country="FR" officeooo:rsid="002b7970" officeooo:paragraph-rsid="002ee681" style:font-size-asian="10pt" style:font-size-complex="10pt"/>
    </style:style>
    <style:style style:name="P21" style:family="paragraph" style:parent-style-name="Standard">
      <style:text-properties style:font-name="DejaVu Sans" fo:font-size="10pt" fo:language="fr" fo:country="FR" officeooo:rsid="002b7970" officeooo:paragraph-rsid="0048aae8" style:font-size-asian="10pt" style:font-size-complex="10pt"/>
    </style:style>
    <style:style style:name="P22" style:family="paragraph" style:parent-style-name="Standard">
      <style:text-properties style:font-name="DejaVu Sans" fo:font-size="10pt" fo:language="fr" fo:country="FR" officeooo:rsid="001c5ec8" officeooo:paragraph-rsid="0048aae8" style:font-size-asian="10pt" style:font-size-complex="10pt"/>
    </style:style>
    <style:style style:name="P23" style:family="paragraph" style:parent-style-name="Standard">
      <style:text-properties style:font-name="DejaVu Sans" fo:font-size="10pt" fo:language="fr" fo:country="FR" officeooo:paragraph-rsid="0048aae8" style:font-size-asian="10pt" style:font-size-complex="10pt"/>
    </style:style>
    <style:style style:name="P24" style:family="paragraph" style:parent-style-name="Standard">
      <style:text-properties style:font-name="DejaVu Sans" fo:font-size="10pt" fo:language="fr" fo:country="FR" officeooo:rsid="000eeeb2" officeooo:paragraph-rsid="0048aae8" style:font-size-asian="10pt" style:font-size-complex="10pt"/>
    </style:style>
    <style:style style:name="P25" style:family="paragraph" style:parent-style-name="Standard">
      <style:text-properties officeooo:rsid="001c5ec8" officeooo:paragraph-rsid="0040bf45"/>
    </style:style>
    <style:style style:name="P26" style:family="paragraph" style:parent-style-name="Standard">
      <style:text-properties officeooo:paragraph-rsid="0048aae8"/>
    </style:style>
    <style:style style:name="P27" style:family="paragraph" style:parent-style-name="Table_20_Contents">
      <style:text-properties style:font-name="DejaVu Sans" fo:font-size="10pt" officeooo:rsid="002b7970" officeooo:paragraph-rsid="0048aae8" style:font-size-asian="10pt" style:font-size-complex="10pt"/>
    </style:style>
    <style:style style:name="P28" style:family="paragraph" style:parent-style-name="Table_20_Contents">
      <style:text-properties style:font-name="DejaVu Sans" fo:font-size="10pt" officeooo:rsid="0043efa8" officeooo:paragraph-rsid="0048aae8" style:font-size-asian="10pt" style:font-size-complex="10pt"/>
    </style:style>
    <style:style style:name="P29" style:family="paragraph" style:parent-style-name="Table_20_Contents">
      <style:text-properties style:font-name="DejaVu Sans" fo:font-size="10pt" officeooo:rsid="00349422" officeooo:paragraph-rsid="0048aae8" style:font-size-asian="10pt" style:font-size-complex="10pt"/>
    </style:style>
    <style:style style:name="P30" style:family="paragraph" style:parent-style-name="Table_20_Contents">
      <style:text-properties style:font-name="DejaVu Sans" fo:font-size="10pt" officeooo:rsid="003a9a52" officeooo:paragraph-rsid="0048aae8" style:font-size-asian="10pt" style:font-size-complex="10pt"/>
    </style:style>
    <style:style style:name="P31" style:family="paragraph" style:parent-style-name="Table_20_Contents">
      <style:text-properties style:font-name="DejaVu Sans" fo:font-size="10pt" officeooo:rsid="004285c1" officeooo:paragraph-rsid="0048aae8" style:font-size-asian="10pt" style:font-size-complex="10pt"/>
    </style:style>
    <style:style style:name="P32" style:family="paragraph" style:parent-style-name="Table_20_Contents">
      <style:text-properties style:font-name="DejaVu Sans" fo:font-size="10pt" officeooo:paragraph-rsid="0048aae8" style:font-size-asian="10pt" style:font-size-complex="10pt"/>
    </style:style>
    <style:style style:name="P33" style:family="paragraph" style:parent-style-name="Standard" style:list-style-name="L1">
      <style:text-properties style:font-name="DejaVu Sans" fo:font-size="10pt" fo:language="fr" fo:country="FR" fo:font-weight="bold" officeooo:rsid="001c5ec8" officeooo:paragraph-rsid="000f5b46" style:font-size-asian="10pt" style:font-weight-asian="bold" style:font-size-complex="10pt" style:font-weight-complex="bold"/>
    </style:style>
    <style:style style:name="P34" style:family="paragraph" style:parent-style-name="Standard" style:list-style-name="L1">
      <style:text-properties style:font-name="DejaVu Sans" fo:font-size="10pt" fo:language="fr" fo:country="FR" fo:font-weight="bold" officeooo:rsid="0040bf45" officeooo:paragraph-rsid="0048aae8" style:font-size-asian="10pt" style:font-weight-asian="bold" style:font-size-complex="10pt" style:font-weight-complex="bold"/>
    </style:style>
    <style:style style:name="P35" style:family="paragraph" style:parent-style-name="Standard" style:list-style-name="L1">
      <style:text-properties style:font-name="DejaVu Sans" fo:font-size="10pt" fo:language="fr" fo:country="FR" fo:font-weight="bold" officeooo:rsid="004a55c4" officeooo:paragraph-rsid="0048aae8" style:font-size-asian="10pt" style:font-weight-asian="bold" style:font-size-complex="10pt" style:font-weight-complex="bold"/>
    </style:style>
    <style:style style:name="P36" style:family="paragraph" style:parent-style-name="Standard" style:list-style-name="L1">
      <style:text-properties style:font-name="DejaVu Sans" fo:font-size="10pt" fo:language="fr" fo:country="FR" fo:font-weight="bold" officeooo:rsid="003acb46" officeooo:paragraph-rsid="004a0f66" style:font-size-asian="10pt" style:font-weight-asian="bold" style:font-size-complex="10pt" style:font-weight-complex="bold"/>
    </style:style>
    <style:style style:name="P37" style:family="paragraph" style:parent-style-name="Standard" style:list-style-name="L2">
      <style:text-properties style:font-name="DejaVu Sans" fo:font-size="10pt" fo:language="fr" fo:country="FR" officeooo:paragraph-rsid="0048aae8" style:font-size-asian="10pt" style:font-size-complex="10pt"/>
    </style:style>
    <style:style style:name="P38" style:family="paragraph" style:parent-style-name="Standard" style:list-style-name="L3">
      <style:text-properties style:font-name="DejaVu Sans" fo:font-size="10pt" fo:language="fr" fo:country="FR" officeooo:paragraph-rsid="0048aae8" style:font-size-asian="10pt" style:font-size-complex="10pt"/>
    </style:style>
    <style:style style:name="P39" style:family="paragraph" style:parent-style-name="Standard" style:list-style-name="L2">
      <style:text-properties style:font-name="DejaVu Sans" fo:font-size="10pt" fo:language="fr" fo:country="FR" fo:font-weight="normal" officeooo:rsid="001852a2" officeooo:paragraph-rsid="0048aae8" style:font-size-asian="10pt" style:font-weight-asian="normal" style:font-size-complex="10pt" style:font-weight-complex="normal"/>
    </style:style>
    <style:style style:name="P40" style:family="paragraph" style:parent-style-name="Standard" style:list-style-name="L2">
      <style:text-properties style:font-name="DejaVu Sans" fo:font-size="10pt" fo:language="fr" fo:country="FR" fo:font-weight="normal" officeooo:rsid="00212025" officeooo:paragraph-rsid="0048aae8" style:font-size-asian="10pt" style:font-weight-asian="normal" style:font-size-complex="10pt" style:font-weight-complex="normal"/>
    </style:style>
    <style:style style:name="P41" style:family="paragraph" style:parent-style-name="Standard" style:list-style-name="L2">
      <style:text-properties style:font-name="DejaVu Sans" fo:font-size="10pt" fo:language="fr" fo:country="FR" fo:font-weight="normal" officeooo:rsid="002228c9" officeooo:paragraph-rsid="0048aae8" style:font-size-asian="10pt" style:font-weight-asian="normal" style:font-size-complex="10pt" style:font-weight-complex="normal"/>
    </style:style>
    <style:style style:name="P42" style:family="paragraph" style:parent-style-name="Standard" style:list-style-name="L2">
      <style:text-properties style:font-name="DejaVu Sans" fo:font-size="10pt" fo:language="fr" fo:country="FR" fo:font-weight="normal" officeooo:rsid="0040a4a8" officeooo:paragraph-rsid="0048aae8" style:font-size-asian="10pt" style:font-weight-asian="normal" style:font-size-complex="10pt" style:font-weight-complex="normal"/>
    </style:style>
    <style:style style:name="P43" style:family="paragraph" style:parent-style-name="Standard" style:list-style-name="L2">
      <style:text-properties style:font-name="DejaVu Sans" fo:font-size="10pt" fo:language="fr" fo:country="FR" fo:font-weight="normal" officeooo:rsid="0040bf45" officeooo:paragraph-rsid="0048aae8" style:font-size-asian="10pt" style:font-weight-asian="normal" style:font-size-complex="10pt" style:font-weight-complex="normal"/>
    </style:style>
    <style:style style:name="P44" style:family="paragraph" style:parent-style-name="Standard" style:list-style-name="L1">
      <style:text-properties style:font-name="DejaVu Sans" fo:font-size="10pt" fo:language="fr" fo:country="FR" fo:font-weight="normal" officeooo:rsid="0040bf45" officeooo:paragraph-rsid="0048aae8" style:font-size-asian="10pt" style:font-weight-asian="normal" style:font-size-complex="10pt" style:font-weight-complex="normal"/>
    </style:style>
    <style:style style:name="P45" style:family="paragraph" style:parent-style-name="Standard" style:list-style-name="L4">
      <style:text-properties style:font-name="DejaVu Sans" fo:font-size="10pt" fo:language="fr" fo:country="FR" fo:font-weight="normal" officeooo:rsid="0055a6e1" officeooo:paragraph-rsid="0055a6e1" style:font-size-asian="10pt" style:font-weight-asian="normal" style:font-size-complex="10pt" style:font-weight-complex="normal"/>
    </style:style>
    <style:style style:name="P46" style:family="paragraph" style:parent-style-name="Standard" style:list-style-name="L4">
      <style:text-properties style:font-name="DejaVu Sans" fo:font-size="10pt" fo:language="fr" fo:country="FR" fo:font-weight="normal" officeooo:rsid="00565bca" officeooo:paragraph-rsid="00565bca" style:font-size-asian="10pt" style:font-weight-asian="normal" style:font-size-complex="10pt" style:font-weight-complex="normal"/>
    </style:style>
    <style:style style:name="P47" style:family="paragraph" style:parent-style-name="Standard" style:list-style-name="L4">
      <style:text-properties style:font-name="DejaVu Sans" fo:font-size="10pt" officeooo:paragraph-rsid="0055ab75"/>
    </style:style>
    <style:style style:name="P48" style:family="paragraph" style:parent-style-name="Standard" style:list-style-name="L1">
      <style:text-properties style:font-name="DejaVu Sans" fo:font-size="8pt" fo:language="fr" fo:country="FR" fo:font-weight="bold" officeooo:rsid="003acb46" officeooo:paragraph-rsid="00521fdd" style:font-size-asian="8pt" style:font-weight-asian="bold" style:font-size-complex="8pt" style:font-weight-complex="bold"/>
    </style:style>
    <style:style style:name="P49" style:family="paragraph" style:parent-style-name="Standard" style:list-style-name="L1">
      <style:text-properties style:font-name="DejaVu Sans" fo:font-size="8pt" fo:language="fr" fo:country="FR" fo:font-weight="bold" officeooo:rsid="0053ac70" officeooo:paragraph-rsid="0053ac70" style:font-size-asian="8pt" style:font-weight-asian="bold" style:font-size-complex="8pt" style:font-weight-complex="bold"/>
    </style:style>
    <style:style style:name="P50" style:family="paragraph" style:parent-style-name="Standard" style:list-style-name="L4">
      <style:text-properties style:font-name="DejaVu Sans" fo:font-size="12pt" fo:language="fr" fo:country="FR" fo:font-weight="normal" officeooo:rsid="0057c0ec" officeooo:paragraph-rsid="0057c0ec" style:font-size-asian="12pt" style:font-weight-asian="normal" style:font-size-complex="12pt" style:font-weight-complex="normal"/>
    </style:style>
    <style:style style:name="P51" style:family="paragraph" style:parent-style-name="Standard" style:list-style-name="L4">
      <style:text-properties style:font-name="DejaVu Sans" fo:font-size="12pt" fo:language="fr" fo:country="FR" fo:font-weight="normal" officeooo:rsid="0057c0ec" officeooo:paragraph-rsid="0058f41a" style:font-size-asian="12pt" style:font-weight-asian="normal" style:font-size-complex="12pt" style:font-weight-complex="normal"/>
    </style:style>
    <style:style style:name="P52" style:family="paragraph" style:parent-style-name="Standard" style:list-style-name="L4">
      <style:text-properties style:font-name="DejaVu Sans" fo:font-size="12pt" fo:language="fr" fo:country="FR" fo:font-weight="normal" officeooo:rsid="005ad0f0" officeooo:paragraph-rsid="005ad0f0" style:font-size-asian="12pt" style:font-weight-asian="normal" style:font-size-complex="12pt" style:font-weight-complex="normal"/>
    </style:style>
    <style:style style:name="P53" style:family="paragraph" style:parent-style-name="Table_20_Contents" style:list-style-name="L3">
      <style:text-properties style:font-name="DejaVu Sans" fo:font-size="10pt" officeooo:rsid="00508080" officeooo:paragraph-rsid="00508080"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162d7b" style:font-weight-asian="normal" style:font-weight-complex="normal"/>
    </style:style>
    <style:style style:name="T3" style:family="text">
      <style:text-properties fo:font-weight="normal" officeooo:rsid="00167f5b" style:font-weight-asian="normal" style:font-weight-complex="normal"/>
    </style:style>
    <style:style style:name="T4" style:family="text">
      <style:text-properties fo:font-weight="normal" officeooo:rsid="0017f487" style:font-weight-asian="normal" style:font-weight-complex="normal"/>
    </style:style>
    <style:style style:name="T5" style:family="text">
      <style:text-properties fo:font-weight="normal" officeooo:rsid="0014e40b" style:font-weight-asian="normal" style:font-weight-complex="normal"/>
    </style:style>
    <style:style style:name="T6" style:family="text">
      <style:text-properties fo:font-weight="normal" officeooo:rsid="002efe64" style:font-weight-asian="normal" style:font-weight-complex="normal"/>
    </style:style>
    <style:style style:name="T7" style:family="text">
      <style:text-properties fo:font-weight="normal" officeooo:rsid="002f7fe1" style:font-weight-asian="normal" style:font-weight-complex="normal"/>
    </style:style>
    <style:style style:name="T8" style:family="text">
      <style:text-properties fo:font-weight="normal" officeooo:rsid="00375042" style:font-weight-asian="normal" style:font-weight-complex="normal"/>
    </style:style>
    <style:style style:name="T9" style:family="text">
      <style:text-properties fo:font-weight="normal" officeooo:rsid="0038b274" style:font-weight-asian="normal" style:font-weight-complex="normal"/>
    </style:style>
    <style:style style:name="T10" style:family="text">
      <style:text-properties fo:font-weight="normal" officeooo:rsid="004dbd7b" style:font-weight-asian="normal" style:font-weight-complex="normal"/>
    </style:style>
    <style:style style:name="T11" style:family="text">
      <style:text-properties fo:color="#000000" style:text-underline-style="none" officeooo:rsid="0040bf45"/>
    </style:style>
    <style:style style:name="T12" style:family="text">
      <style:text-properties officeooo:rsid="001867e9"/>
    </style:style>
    <style:style style:name="T13" style:family="text">
      <style:text-properties officeooo:rsid="002228c9"/>
    </style:style>
    <style:style style:name="T14" style:family="text">
      <style:text-properties officeooo:rsid="002627b2"/>
    </style:style>
    <style:style style:name="T15" style:family="text">
      <style:text-properties officeooo:rsid="001c5ec8"/>
    </style:style>
    <style:style style:name="T16" style:family="text">
      <style:text-properties officeooo:rsid="0038b274"/>
    </style:style>
    <style:style style:name="T17" style:family="text">
      <style:text-properties officeooo:rsid="003c4e53"/>
    </style:style>
    <style:style style:name="T18" style:family="text">
      <style:text-properties officeooo:rsid="00422720"/>
    </style:style>
    <style:style style:name="T19" style:family="text">
      <style:text-properties style:font-name="DejaVu Sans" fo:font-size="10pt" style:font-size-asian="10pt" style:font-size-complex="10pt"/>
    </style:style>
    <style:style style:name="T20" style:family="text">
      <style:text-properties style:font-name="DejaVu Sans" fo:font-size="10pt" officeooo:rsid="000eeeb2" style:font-size-asian="10pt" style:font-size-complex="10pt"/>
    </style:style>
    <style:style style:name="T21" style:family="text">
      <style:text-properties style:font-name="DejaVu Sans" fo:font-size="10pt" fo:language="fr" fo:country="FR" fo:font-weight="normal" officeooo:rsid="00111ab7" style:font-size-asian="10pt" style:font-weight-asian="normal" style:font-size-complex="10pt" style:font-weight-complex="normal"/>
    </style:style>
    <style:style style:name="T22" style:family="text">
      <style:text-properties style:font-name="DejaVu Sans" fo:font-size="10pt" fo:language="fr" fo:country="FR" fo:font-weight="normal" officeooo:rsid="001c5ec8" style:font-size-asian="10pt" style:font-weight-asian="normal" style:font-size-complex="10pt" style:font-weight-complex="normal"/>
    </style:style>
    <style:style style:name="T23" style:family="text">
      <style:text-properties style:font-name="DejaVu Sans" fo:font-size="10pt" fo:language="fr" fo:country="FR" fo:font-weight="bold" style:font-size-asian="10pt" style:font-size-complex="10pt"/>
    </style:style>
    <style:style style:name="T24" style:family="text">
      <style:text-properties style:font-name="DejaVu Sans" fo:font-size="10pt" fo:language="fr" fo:country="FR" fo:font-weight="bold" officeooo:rsid="001c5ec8" style:font-size-asian="10pt" style:font-weight-asian="bold" style:font-size-complex="10pt" style:font-weight-complex="bold"/>
    </style:style>
    <style:style style:name="T25" style:family="text">
      <style:text-properties style:font-name="DejaVu Sans" fo:font-size="10pt" fo:language="fr" fo:country="FR" style:font-size-asian="10pt" style:font-size-complex="10pt"/>
    </style:style>
    <style:style style:name="T26" style:family="text">
      <style:text-properties style:font-name="DejaVu Sans" fo:font-size="10pt" fo:font-weight="bold" style:font-size-asian="10pt" style:font-size-complex="10pt"/>
    </style:style>
    <style:style style:name="T27" style:family="text">
      <style:text-properties style:font-name="DejaVu Sans" fo:font-size="10pt" fo:font-style="italic" fo:font-weight="bold" style:font-size-asian="10pt" style:font-size-complex="10pt"/>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font-size="10pt" fo:font-weight="normal" officeooo:rsid="0040bf45" style:font-size-asian="10pt" style:font-weight-asian="normal" style:font-size-complex="10pt" style:font-weight-complex="normal"/>
    </style:style>
    <style:style style:name="T30" style:family="text">
      <style:text-properties fo:font-size="10pt" fo:font-weight="normal" officeooo:rsid="00521fdd" style:font-size-asian="10pt" style:font-weight-asian="normal" style:font-size-complex="10pt" style:font-weight-complex="normal"/>
    </style:style>
    <style:style style:name="T31" style:family="text">
      <style:text-properties officeooo:rsid="0048aae8"/>
    </style:style>
    <style:style style:name="T32" style:family="text">
      <style:text-properties officeooo:rsid="00502560"/>
    </style:style>
    <style:style style:name="T33" style:family="text">
      <style:text-properties officeooo:rsid="00508080"/>
    </style:style>
    <style:style style:name="T34" style:family="text">
      <style:text-properties fo:language="fr" fo:country="FR" fo:font-weight="normal" officeooo:rsid="0055a6e1" style:font-size-asian="10pt" style:font-weight-asian="normal" style:font-size-complex="10pt" style:font-weight-complex="normal"/>
    </style:style>
    <style:style style:name="T35" style:family="text">
      <style:text-properties fo:language="fr" fo:country="FR" fo:font-weight="normal" officeooo:rsid="0055ab75" style:font-size-asian="10pt" style:font-weight-asian="normal" style:font-size-complex="10pt" style:font-weight-complex="normal"/>
    </style:style>
    <style:style style:name="T36" style:family="text">
      <style:text-properties style:font-name="sans-serif" fo:font-size="30pt"/>
    </style:style>
    <style:style style:name="T37" style:family="text">
      <style:text-properties style:font-name="sans-serif" fo:font-size="12pt" style:font-size-asian="12pt" style:font-size-complex="12pt"/>
    </style:style>
    <style:style style:name="T38" style:family="text">
      <style:text-properties style:font-name="sans-serif" fo:font-size="12pt" fo:language="fr" fo:country="FR" fo:font-weight="normal" officeooo:rsid="0055ab75" style:font-size-asian="10pt" style:font-weight-asian="normal" style:font-size-complex="10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82174689245093720" text:style-name="L1">
        <text:list-item>
          <text:p text:style-name="P33"><text:span text:style-name="T31">Conte</text:span>xt</text:p>
        </text:list-item>
      </text:list>
      <text:p text:style-name="P17"/>
      <text:list xml:id="list3712531583237788699" text:style-name="L2">
        <text:list-item>
          <text:p text:style-name="P37"><text:bookmark text:name="result_box1"/>La censure est une forme de problème de données manquantes qui est commun dans l'analyse de survie. Idéalement, les deux dates de naissance et de décès d'un sujet sont connus, dans ce cas, la durée de vie est connue.</text:p>
        </text:list-item>
        <text:list-item>
          <text:p text:style-name="P37"><text:span text:style-name="T2">Quand on estim</text:span><text:span text:style-name="T10">e</text:span><text:span text:style-name="T2"> les taux d'extinction, par exemple, on fait une seule simulation, avec le temps fixée, si ce temps de simulation est trop long, alors on obtient aucunne donnée censurée, <text:s/>on trouve tout à fait les données non-censurées. P</text:span><text:span text:style-name="T3">our les données non-censurées, si on utilise la méthode non-paramétrique pour estimer le taux de survie, alors ce n'est pas une bonne méthode. </text:span><text:span text:style-name="T4">Ainsi, qu'est ce qui se passe quand le temps de simulation est trop grand.</text:span></text:p>
        </text:list-item>
        <text:list-item>
          <text:p text:style-name="P39">Ensuite, pour les données qu'on a, l<text:span text:style-name="T12">'</text:span>information dans <text:s/><text:span text:style-name="T12">les donées conteint deux types d'information, l'information qui a le coût, et l'information qui a le perte. On espère qu'on peut trouver les information valables <text:s/>à partir des donées. Dans le cas, si le nombre d'information obtenue est beaucoup redondant (grand), cela a beaucoup de désavantage comme suite :</text:span></text:p>
          <text:list>
            <text:list-item>
              <text:p text:style-name="P40">Gaspiller la ressource du processeur <text:span text:style-name="T13">quand on lance des simulations trop longes. En particulier, pour le cas où le temps de simulation est exponentiel.</text:span></text:p>
            </text:list-item>
            <text:list-item>
              <text:p text:style-name="P41">Information qui est contenu dans les données obtenues est redondante, il y a beaucoup d'information non-valables.</text:p>
            </text:list-item>
          </text:list>
        </text:list-item>
        <text:list-item>
          <text:p text:style-name="P41"><text:bookmark text:name="result_box"/>Pour chaque intervalle de temps, la probabilité de survie est calculé comme le nombre d<text:span text:style-name="T17">'agents</text:span> survivants divisé par le nombre de patients à risque. Les <text:span text:style-name="T17">agents</text:span> qui sont morts, abandonné, ou déménagent ne sont pas comptés comme «à risque», à savoir, les <text:span text:style-name="T17">agents</text:span> qui sont perdus sont considérés comme «censurés» et ne sont pas comptés dans le dénominateur <text:span text:style-name="T17">(MAU THUC)</text:span>. </text:p>
        </text:list-item>
        <text:list-item>
          <text:p text:style-name="P42">Quand on fait des simulation trop long, alors, on trouve toujours les données non-censurées. Tous les données obtenues sont non-censurées ce que nous <text:span text:style-name="T32">voullons </text:span>toujours arriv<text:span text:style-name="T32">er</text:span>, on peut estimer exactement le taux de survie. Par contre, le temps de simulation est trop long, on gaspille beaucoup de ressource de processeur, et on attends à gagner le résultat trop long. </text:p>
        </text:list-item>
        <text:list-item>
          <text:p text:style-name="P43">Voilà, on doit trouver une méthod qui optimise les dynamiques du taux censuré pour les temps d'extinctions simulées.</text:p>
        </text:list-item>
      </text:list>
      <text:list xml:id="list184438276014208" text:continue-list="list1182174689245093720" text:style-name="L1">
        <text:list-header>
          <text:p text:style-name="P33"/>
        </text:list-header>
        <text:list-item>
          <text:p text:style-name="P34">IDÉE :</text:p>
        </text:list-item>
      </text:list>
      <text:p text:style-name="P12"><text:s/><text:span text:style-name="T18">Aprrendre le meilleur « taux censuré » dynamiquement.</text:span></text:p>
      <text:p text:style-name="P12"/>
      <text:p text:style-name="P14">Alors, </text:p>
      <text:p text:style-name="P15">On doit donner un <text:span text:style-name="T14">modèle</text:span> qui peut <text:span text:style-name="T14">répondre bien <text:s/>la hyphothèse pour les simulations longes</text:span></text:p>
      <text:h text:style-name="P3" text:outline-level="1"><text:a xlink:type="simple" xlink:href="https://communities.sas.com/message/155159#155159"><text:span text:style-name="T11">simulate censored data such that most with longest time are censored</text:span></text:a></text:h>
      <text:list xml:id="list184438883031510" text:continue-numbering="true" text:style-name="L1">
        <text:list-item>
          <text:p text:style-name="P34">ETAT DE LART</text:p>
          <text:p text:style-name="P35">Adaptive designs</text:p>
        </text:list-item>
      </text:list>
      <text:p text:style-name="P23"><text:span text:style-name="T6">Ici, « Adaptive designs » est un </text:span><text:span text:style-name="T7">désign qui a pour de maximiser le résultat obtenu et minimiser le résultat rédondant. Pendant le temps de simulation, les agents apprendent pour adapter à ses situation courentes et maximiser le résultat. Le but est non seulement d'identifier efficacement les avantages </text:span><text:span text:style-name="T8">du traitement </text:span><text:span text:style-name="T7">cliniques sous enquête, mais aussi pour accroître la probabilité de succès du développement clinique. </text:span><text:span text:style-name="T9">La</text:span><text:span text:style-name="T1"> </text:span>conception adaptative est définie comme une conception qui permet des adaptations aux essais et / ou des procédures statistiques de l'essai après l'ouverture sans <text:span text:style-name="T16">supprimer</text:span> à la validité et l'intégrité du procès [21]. <text:span text:style-name="T16">U</text:span>ne conception adaptative <text:span text:style-name="T16">est </text:span>comme une conception de l'essai clinique qui utilise des données <text:span text:style-name="T16">acculantes</text:span> pour décider de la façon de modifier certains aspects de l'étude <text:span text:style-name="T16">pour qu'</text:span>il continue, sans <text:span text:style-name="T16">supprimer</text:span> à la validité et l'intégrité du procès [19]. Dans de nombreux cas, un dessin ou modèle adaptatif est également connu comme une conception flexib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STT</text:p>
          </table:table-cell>
          <table:table-cell table:style-name="Table1.A1" office:value-type="string">
            <text:p text:style-name="P32"/>
          </table:table-cell>
          <table:table-cell table:style-name="Table1.A1" office:value-type="string">
            <text:p text:style-name="P32"/>
          </table:table-cell>
          <table:table-cell table:style-name="Table1.D1" office:value-type="string">
            <text:p text:style-name="P32"/>
          </table:table-cell>
        </table:table-row>
        <table:table-row>
          <table:table-cell table:style-name="Table1.A2" office:value-type="string">
            <text:p text:style-name="P28">1</text:p>
          </table:table-cell>
          <table:table-cell table:style-name="Table1.A2" office:value-type="string">
            <text:h text:style-name="P1" text:outline-level="1">Censoring (statistics)</text:h>
            <text:p text:style-name="P7"><text:a xlink:type="simple" xlink:href="https://en.wikipedia.org/wiki/Censoring_%28statistics%29"><text:span text:style-name="T20">https://en.wikipedia.org/wiki/Cen</text:span></text:a><text:soft-page-break/><text:a xlink:type="simple" xlink:href="https://en.wikipedia.org/wiki/Censoring_%28statistics%29"><text:span text:style-name="T20">soring_%28statistics%29</text:span></text:a></text:p>
          </table:table-cell>
          <table:table-cell table:style-name="Table1.A2" office:value-type="string">
            <text:p text:style-name="P24"/>
            <text:p text:style-name="P26"><text:span text:style-name="T21">C</text:span><text:span text:style-name="T22">ensoring is a condition in which the </text:span><text:a xlink:type="simple" xlink:href="https://en.wikipedia.org/wiki/Value_%28mathematics%29"><text:span text:style-name="T19">value</text:span></text:a><text:span text:style-name="T22"> of a </text:span><text:a xlink:type="simple" xlink:href="https://en.wikipedia.org/wiki/Measurement"><text:span text:style-name="T19">measurement</text:span></text:a><text:span text:style-name="T22"> or </text:span><text:a xlink:type="simple" xlink:href="https://en.wikipedia.org/wiki/Observation"><text:span text:style-name="T19">observation</text:span></text:a><text:span text:style-name="T22"> is only partially known.</text:span></text:p>
            <text:p text:style-name="P26"><text:span text:style-name="T23">censoring</text:span><text:span text:style-name="T25"> is a condition in which the </text:span><text:a xlink:type="simple" xlink:href="https://en.wikipedia.org/wiki/Value_%28mathematics%29"><text:span text:style-name="T19">value</text:span></text:a><text:span text:style-name="T25"> of a </text:span><text:a xlink:type="simple" xlink:href="https://en.wikipedia.org/wiki/Measurement"><text:span text:style-name="T19">measurement</text:span></text:a><text:span text:style-name="T25"> or </text:span><text:a xlink:type="simple" xlink:href="https://en.wikipedia.org/wiki/Observation"><text:span text:style-name="T19">observation</text:span></text:a><text:span text:style-name="T25"> is only partially </text:span><text:soft-page-break/><text:span text:style-name="T25">known.</text:span></text:p>
            <text:p text:style-name="P26"><text:span text:style-name="T25">The problem of censored data, in which the observed value of some variable is partially known, is related to the problem of </text:span><text:a xlink:type="simple" xlink:href="https://en.wikipedia.org/wiki/Missing_data"><text:span text:style-name="T19">missing data</text:span></text:a><text:span text:style-name="T25">, where the observed value of some variable is unknown.</text:span></text:p>
            <text:p text:style-name="P26"><text:span text:style-name="T25">Censoring should not be confused with the related idea </text:span><text:a xlink:type="simple" xlink:href="https://en.wikipedia.org/wiki/Truncation_%28statistics%29"><text:span text:style-name="T19">truncation</text:span></text:a><text:span text:style-name="T25">. With censoring, observations result either in knowing the exact value that applies, or in knowing that the value lies within an </text:span><text:a xlink:type="simple" xlink:href="https://en.wikipedia.org/wiki/Interval_%28mathematics%29"><text:span text:style-name="T19">interval</text:span></text:a><text:span text:style-name="T25">. With truncation, observations never result in values outside a given range: values in the population outside the range are never seen or never recorded if they are seen. Note that in statistics, truncation is not the same as </text:span><text:a xlink:type="simple" xlink:href="https://en.wikipedia.org/wiki/Rounding"><text:span text:style-name="T19">rounding</text:span></text:a><text:span text:style-name="T25">.</text:span></text:p>
            <text:p text:style-name="P11">If no censoring: The empirical estimate of the survival function, S(t), is the proportion of individuals with event times greater than t. </text:p>
            <text:p text:style-name="P22"><text:span text:style-name="T1">With censoring: <text:s/></text:span><text:span text:style-name="T5">S(t)</text:span><text:span text:style-name="T1"> is not a good <text:s/>If there are censored observations, then S(t) estimate of the true S(t), so other non-parametric methods must be used to account for censoring (life-table methods, Kaplan-Meier estimator)</text:span></text:p>
          </table:table-cell>
          <table:table-cell table:style-name="Table1.D2" office:value-type="string">
            <text:p text:style-name="P32"/>
          </table:table-cell>
        </table:table-row>
        <table:table-row>
          <table:table-cell table:style-name="Table1.A2" office:value-type="string">
            <text:p text:style-name="P28">2</text:p>
          </table:table-cell>
          <table:table-cell table:style-name="Table1.A2" office:value-type="string">
            <text:p text:style-name="P18"><text:span text:style-name="T15">B</text:span>andit model</text:p>
          </table:table-cell>
          <table:table-cell table:style-name="Table1.A2" office:value-type="string">
            <text:h text:style-name="P2" text:outline-level="1"><text:bookmark text:name="firstHeading1"/>Multi-armed bandit</text:h>
            <text:p text:style-name="P4"><text:a xlink:type="simple" xlink:href="https://en.wikipedia.org/wiki/Multi-armed_bandit"><text:span text:style-name="T19">https://en.wikipedia.org/wiki/Multi-armed_bandit</text:span></text:a></text:p>
            <text:p text:style-name="P9"><text:span text:style-name="T19">In </text:span><text:a xlink:type="simple" xlink:href="https://en.wikipedia.org/wiki/Probability_theory"><text:span text:style-name="T19">probability theory</text:span></text:a><text:span text:style-name="T19">, the </text:span><text:span text:style-name="T26">multi-armed bandit problem</text:span><text:span text:style-name="T19"> (sometimes called the </text:span><text:span text:style-name="T27">K</text:span><text:span text:style-name="T26">-</text:span><text:bookmark text:name="cite_ref-doi10.1023.2FA:1013689704352_1-0"/><text:a xlink:type="simple" xlink:href="https://en.wikipedia.org/wiki/Multi-armed_bandit#cite_note-doi10.1023.2FA:1013689704352-1"><text:span text:style-name="T26">[1]</text:span></text:a><text:span text:style-name="T26"> or </text:span><text:span text:style-name="T27">N</text:span><text:span text:style-name="T26">-armed bandit problem</text:span><text:bookmark text:name="cite_ref-2"/><text:a xlink:type="simple" xlink:href="https://en.wikipedia.org/wiki/Multi-armed_bandit#cite_note-2"><text:span text:style-name="T19">[2]</text:span></text:a><text:span text:style-name="T19">) is a problem in which a gambler at a row of </text:span><text:a xlink:type="simple" xlink:href="https://en.wikipedia.org/wiki/Slot_machines"><text:span text:style-name="T19">slot machines</text:span></text:a><text:span text:style-name="T19"> (sometimes known as "one-armed bandits") has to decide which machines to play, how many times to play each machine and in which order to play them.</text:span><text:bookmark text:name="cite_ref-weber_3-0"/><text:a xlink:type="simple" xlink:href="https://en.wikipedia.org/wiki/Multi-armed_bandit#cite_note-weber-3"><text:span text:style-name="T19">[3]</text:span></text:a><text:span text:style-name="T19"> When played, each machine provides a random reward from a distribution specific to that machine. The objective of the gambler is to maximize the sum of rewards earned through a sequence of lever pulls.</text:span></text:p>
            <text:p text:style-name="P6"><text:span text:style-name="T22">The multi-armed bandit problem </text:span><text:span text:style-name="T24">models an agent that simultaneously attempts</text:span><text:span text:style-name="T22"> to acquire new knowledge (called "exploration") and optimize his or her decisions based on existing knowledge (called "exploitation"). The agent attempts to balance these competing tasks in order to maximize his or her total value over the period of time considered. There are many practical applications of the bandit model, for example: </text:span><text:a xlink:type="simple" xlink:href="https://en.wikipedia.org/wiki/Clinical_trial"><text:span text:style-name="T19">clinical trials</text:span></text:a><text:span text:style-name="T19"> investigating the effects of different experimental treatments while minimizing patient losses,</text:span></text:p>
            <text:p text:style-name="P5"/>
          </table:table-cell>
          <table:table-cell table:style-name="Table1.D2" office:value-type="string">
            <text:list xml:id="list4473702656740013323" text:style-name="L3">
              <text:list-item>
                <text:p text:style-name="P38"><text:bookmark text:name="result_box2"/>Le problème de bandit multi-armés stochastique est un modèle important pour étudier le « <text:span text:style-name="T33">tradeoff » </text:span><text:s/>exploration-exploitation dans l'apprentissage par renforcement. </text:p>
              </text:list-item>
              <text:list-item>
                <text:p text:style-name="P53">C'est une algorithme heuristique, une algorithme glouton (gourmand) qui est un choix <text:s/>optimum local.</text:p>
              </text:list-item>
            </text:list>
          </table:table-cell>
        </table:table-row>
        <table:table-row>
          <table:table-cell table:style-name="Table1.A2" office:value-type="string">
            <text:p text:style-name="P28">3</text:p>
          </table:table-cell>
          <table:table-cell table:style-name="Table1.A2" office:value-type="string">
            <text:p text:style-name="P27">http://www.ncbi.<text:soft-page-break/>nlm.nih.gov/pmc/articles/PMC2422839/</text:p>
          </table:table-cell>
          <table:table-cell table:style-name="Table1.A2" office:value-type="string">
            <text:p text:style-name="P32">the use of adaptive design methods in clinical <text:soft-page-break/>research and development based on accrued data has become very popular due to its flexibility and efficiency.</text:p>
            <text:p text:style-name="P32">Based on adaptations applied, adaptive designs can be classified into three categories: prospective, concurrent (ad hoc), and retrospective adaptive designs. An adaptive design allows modifications made to trial and/or statistical procedures of ongoing clinical trials. </text:p>
            <text:p text:style-name="P29"><text:s/>Adaptive design methods in clinical research are very attractive to clinical scientists due to the following reasons. First, it reflects medical practice in real world. Second, it is ethical with respect to both efficacy and safety (toxicity) of the test treatment under investigation. Third, it is not only flexible, but also efficient in the early and late phase of clinical development. However, it is a concern whether the p-value or confidence interval regarding the treatment effect obtained after the modification is reliable or correct. In addition, it is also a concern that the use of adaptive design methods in a clinical trial may lead to a totally different trial that is unable to address scientific/medical questions that the trial is intended to answer [17,18].</text:p>
          </table:table-cell>
          <table:table-cell table:style-name="Table1.D2" office:value-type="string">
            <text:p text:style-name="P32"/>
          </table:table-cell>
        </table:table-row>
        <table:table-row>
          <table:table-cell table:style-name="Table1.A2" office:value-type="string">
            <text:p text:style-name="P28">4</text:p>
          </table:table-cell>
          <table:table-cell table:style-name="Table1.A2" office:value-type="string">
            <text:p text:style-name="P30">Article : “optimal adaptive designs for delayed response models”</text:p>
          </table:table-cell>
          <table:table-cell table:style-name="Table1.A2" office:value-type="string">
            <text:p text:style-name="P31">Problem of maximizing patient survival times in a 1-armed bandit (1AB) model.</text:p>
          </table:table-cell>
          <table:table-cell table:style-name="Table1.D2" office:value-type="string">
            <text:p text:style-name="P32"/>
          </table:table-cell>
        </table:table-row>
      </table:table>
      <text:p text:style-name="P21"/>
      <text:p text:style-name="P21"/>
      <text:list xml:id="list184437544333301" text:continue-list="list184438883031510" text:style-name="L1">
        <text:list-header>
          <text:p text:style-name="P44"/>
        </text:list-header>
        <text:list-item>
          <text:p text:style-name="P36">SOLUTION</text:p>
          <text:p text:style-name="P48"><text:a xlink:type="simple" xlink:href="https://communities.sas.com/"><text:span text:style-name="T29">https://communities.sas.com/</text:span></text:a></text:p>
          <text:p text:style-name="P48"><text:span text:style-name="T30">JEAN DANIEL :</text:span><text:span text:style-name="T29"><text:line-break/><text:line-break/>simulate censored data such that most with longest time are censored<text:line-break/><text:line-break/>Title of paper: Dynamic Optimization of Censor Rate for Simulated “Extinction<text:line-break/><text:line-break/>Idée: Apprendre le meilleur censor rate dynamiquement<text:line-break/><text:line-break/>ALGO<text:line-break/>Input:  Budget de TS CPU time<text:line-break/>        N Sub Pop<text:line-break/>        NUMBER OF SIMU<text:line-break/><text:line-break/>REPEAT DURING TS/10<text:line-break/>        Select Random Population of N Sub-pop<text:line-break/>        Run and WAIT until Extinction to compute Extinction Time<text:line-break/>END REPEAT<text:line-break/>COMPUTE OPTIMAL WaitingTime to have NUMBER SIMU➞ OPTWAIT<text:line-break/><text:line-break/>REPEAT UNTIL END OF BUDGET<text:line-break/>        RUN until OPTWAIT to cmpute<text:line-break/><text:line-break/><text:line-break/></text:span><text:soft-page-break/><text:span text:style-name="T29">—-&gt; Utiliser ensuite EXP3 Bandit Algo.</text:span></text:p>
          <text:p text:style-name="P49"><text:bookmark-start text:name="__DdeLink__709_1835993680"/><text:span text:style-name="T29">U</text:span><text:span text:style-name="T28">TILISER Bandit Algo :</text:span></text:p>
        </text:list-item>
      </text:list>
      <text:list xml:id="list2816299903381178497" text:style-name="L4">
        <text:list-item>
          <text:p text:style-name="P45">Bandit algorithm is a framework to balance the tradeoff of Exploitation and Exploration.</text:p>
        </text:list-item>
        <text:list-item>
          <text:p text:style-name="P45">Multi-armed bandit Algorithms :</text:p>
          <text:list>
            <text:list-item>
              <text:p text:style-name="P45">Estimate the reward of each item based on the click and impression counts. E.g, e-greedy, UCB, Bernoulli Thomson Sampling.</text:p>
            </text:list-item>
          </text:list>
        </text:list-item>
        <text:list-item>
          <text:p text:style-name="P45">Contextual Bandit algorithms :</text:p>
          <text:list>
            <text:list-item>
              <text:p text:style-name="P45">Estimate the reward of each item based on a feature-based prediction model, where the context is seen as a feature vector.</text:p>
            </text:list-item>
          </text:list>
        </text:list-item>
        <text:list-item>
          <text:p text:style-name="P47"><text:span text:style-name="T34">Multi Armed Bandits:</text:span></text:p>
          <text:list>
            <text:list-item>
              <text:p text:style-name="P47"><text:span text:style-name="T37">Arms = </text:span><text:span text:style-name="T38">p</text:span><text:span text:style-name="T34">ossible treatments</text:span></text:p>
            </text:list-item>
            <text:list-item>
              <text:p text:style-name="P47"><text:span text:style-name="T34">Arm Pulls = application of treatment to inidividua</text:span><text:span text:style-name="T35">l</text:span></text:p>
            </text:list-item>
            <text:list-item>
              <text:p text:style-name="P47"><text:span text:style-name="T35">R</text:span><text:span text:style-name="T34">ewards = outcome of treatment</text:span></text:p>
            </text:list-item>
            <text:list-item>
              <text:p text:style-name="P47"><text:span text:style-name="T34">Objective = maximize cumulative reward = maximize benefit to trial population (or find best treatment quickly)</text:span></text:p>
            </text:list-item>
          </text:list>
        </text:list-item>
        <text:list-item>
          <text:p text:style-name="P46">UniformBandit Algorithm</text:p>
          <text:list>
            <text:list-item>
              <text:p text:style-name="P46">Pull each arm w times (uniform pulling).</text:p>
            </text:list-item>
            <text:list-item>
              <text:p text:style-name="P46">Return arm with best average reward.</text:p>
            </text:list-item>
          </text:list>
        </text:list-item>
        <text:list-item>
          <text:p text:style-name="P50">Non-Uniform Sampling</text:p>
          <text:list>
            <text:list-item>
              <text:p text:style-name="P51">If an arm is really bad, we should be able to eliminate it from consideration early on </text:p>
            </text:list-item>
            <text:list-item>
              <text:p text:style-name="P51">Idea: try to allocate more pulls to arms that appear more promising</text:p>
            </text:list-item>
            <text:list-item>
              <text:p text:style-name="P52">Median Elimination Algorithm :</text:p>
              <text:list>
                <text:list-item>
                  <text:p text:style-name="P52">Median Elimination</text:p>
                </text:list-item>
                <text:list-item>
                  <text:p text:style-name="P52">A = set of all arms</text:p>
                </text:list-item>
                <text:list-item>
                  <text:p text:style-name="P52">For i = 1 to .....</text:p>
                </text:list-item>
                <text:list-item>
                  <text:p text:style-name="P52">Pull each arm in A w i times</text:p>
                </text:list-item>
                <text:list-item>
                  <text:p text:style-name="P52">m = median of the average rewards of the arms in A</text:p>
                </text:list-item>
                <text:list-item>
                  <text:p text:style-name="P52">A = A – {arms with average reward less than m}</text:p>
                </text:list-item>
                <text:list-item>
                  <text:p text:style-name="P52">If |A| = 1 then return the arm in A</text:p>
                </text:list-item>
                <text:list-item>
                  <text:p text:style-name="P52">Eliminates half of the arms each round.</text:p>
                </text:list-item>
              </text:list>
            </text:list-item>
          </text:list>
        </text:list-item>
        <text:list-item>
          <text:p text:style-name="P50">ds&lt;sds</text:p>
        </text:list-item>
      </text:list>
      <text:p text:style-name="P10"><text:bookmark-end text:name="__DdeLink__709_1835993680"/></text:p>
      <text:p text:style-name="P13"/>
      <text:list xml:id="list184439594848396" text:continue-list="list184437544333301" text:style-name="L1">
        <text:list-item>
          <text:p text:style-name="P44">fdgfg</text:p>
        </text:list-item>
        <text:list-item>
          <text:p text:style-name="P44">fdgfdgf</text:p>
        </text:list-item>
      </text:list>
      <text:p text:style-name="P16"><text:tab/></text:p>
      <text:p text:style-name="P12"/>
      <text:p text:style-name="P25"/>
      <text:p text:style-name="P19"/>
      <text:p text:style-name="P20"/>
      <text:p text:style-name="P1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17:28:07.703832751</meta:creation-date>
    <dc:date>2015-09-09T18:44:36.602611964</dc:date>
    <meta:editing-duration>P1DT1H23M6S</meta:editing-duration>
    <meta:editing-cycles>59</meta:editing-cycles>
    <meta:generator>LibreOffice/4.2.8.2$Linux_X86_64 LibreOffice_project/420m0$Build-2</meta:generator>
    <meta:document-statistic meta:table-count="1" meta:image-count="0" meta:object-count="0" meta:page-count="4" meta:paragraph-count="76" meta:word-count="1504" meta:character-count="9386" meta:non-whitespace-character-count="7920"/>
  </office:meta>
</office:document-meta>
</file>